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Présentation 2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itre de la pres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Slide 2.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'abord</text:p>
              </text:list-item>
              <text:list-item>
                <text:p>Ensuite</text:p>
              </text:list-item>
              <text:list-item>
                <text:p>Enf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Bonhomme</meta:initial-creator>
    <meta:creation-date>2011-03-09T21:45:33</meta:creation-date>
    <meta:editing-duration>PT00H01M36S</meta:editing-duration>
    <meta:editing-cycles>2</meta:editing-cycles>
    <dc:date>2011-03-09T21:47:44</dc:date>
    <dc:creator>Stéphane Bonhomme</dc:creator>
    <meta:generator>OpenOffice.org/3.2$Linux OpenOffice.org_project/320m12$Build-9483</meta:generator>
    <meta:document-statistic meta:object-count="29"/>
  </office:meta>
</office:document-meta>
</file>